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antine</text:p>
      <text:p text:style-name="P1">Aluminum</text:p>
      <text:p text:style-name="P1">Bismuthinite</text:p>
      <text:p text:style-name="P1">Cassiterite</text:p>
      <text:p text:style-name="P1">Copper</text:p>
      <text:p text:style-name="P1">Galena</text:p>
      <text:p text:style-name="P1">Garnierite</text:p>
      <text:p text:style-name="P1">Gold</text:p>
      <text:p text:style-name="P1">Hematite</text:p>
      <text:p text:style-name="P1">Horn silver</text:p>
      <text:p text:style-name="P1">Limonite</text:p>
      <text:p text:style-name="P1">Magnetite</text:p>
      <text:p text:style-name="P1">Malachite</text:p>
      <text:p text:style-name="P1">Platinum</text:p>
      <text:p text:style-name="P1">Silver</text:p>
      <text:p text:style-name="P1">Sphalerite</text:p>
      <text:p text:style-name="P1">Tetrahed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6S</meta:editing-duration>
    <meta:editing-cycles>5</meta:editing-cycles>
    <meta:generator>OpenOffice/4.1.3$Win32 OpenOffice.org_project/413m1$Build-9783</meta:generator>
    <dc:date>2018-05-29T22:23:44.88</dc:date>
    <dc:creator>Scott </dc:creator>
    <meta:document-statistic meta:table-count="0" meta:image-count="0" meta:object-count="0" meta:page-count="1" meta:paragraph-count="17" meta:word-count="18" meta:character-count="148"/>
    <meta:user-defined meta:name="Info 1"/>
    <meta:user-defined meta:name="Info 2"/>
    <meta:user-defined meta:name="Info 3"/>
    <meta:user-defined meta:name="Info 4"/>
  </office:meta>
</office:document-meta>
</file>